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3a58" officeooo:paragraph-rsid="00023a58"/>
    </style:style>
    <style:style style:name="P2" style:family="paragraph" style:parent-style-name="Standard">
      <style:text-properties officeooo:rsid="0002ab2e" officeooo:paragraph-rsid="0002ab2e"/>
    </style:style>
    <style:style style:name="P3" style:family="paragraph" style:parent-style-name="Standard">
      <style:paragraph-properties>
        <style:tab-stops>
          <style:tab-stop style:position="0.192cm"/>
        </style:tab-stops>
      </style:paragraph-properties>
      <style:text-properties officeooo:rsid="00048ca6" officeooo:paragraph-rsid="00048ca6"/>
    </style:style>
    <style:style style:name="P4" style:family="paragraph" style:parent-style-name="Standard">
      <style:text-properties officeooo:rsid="0004ac11" officeooo:paragraph-rsid="0004ac11"/>
    </style:style>
    <style:style style:name="P5" style:family="paragraph" style:parent-style-name="Standard">
      <style:text-properties officeooo:rsid="0005c54e" officeooo:paragraph-rsid="0005c54e"/>
    </style:style>
    <style:style style:name="P6" style:family="paragraph" style:parent-style-name="Standard">
      <style:text-properties officeooo:rsid="00061f7c" officeooo:paragraph-rsid="00061f7c"/>
    </style:style>
    <style:style style:name="P7" style:family="paragraph" style:parent-style-name="Standard">
      <style:text-properties officeooo:rsid="000ab2b7" officeooo:paragraph-rsid="000ab2b7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fae40" officeooo:paragraph-rsid="000fae40" style:font-weight-asian="bold" style:font-weight-complex="bold"/>
    </style:style>
    <style:style style:name="P9" style:family="paragraph" style:parent-style-name="Standard">
      <style:text-properties officeooo:rsid="00107859" officeooo:paragraph-rsid="00107859"/>
    </style:style>
    <style:style style:name="P10" style:family="paragraph" style:parent-style-name="Standard">
      <style:text-properties style:text-underline-style="none" fo:font-weight="normal" officeooo:rsid="00156ad9" officeooo:paragraph-rsid="00156ad9" style:font-weight-asian="normal" style:font-weight-complex="normal"/>
    </style:style>
    <style:style style:name="P11" style:family="paragraph" style:parent-style-name="Standard" style:list-style-name="L1">
      <style:text-properties officeooo:rsid="00023a58" officeooo:paragraph-rsid="00023a58"/>
    </style:style>
    <style:style style:name="P12" style:family="paragraph" style:parent-style-name="Standard" style:list-style-name="L1">
      <style:text-properties officeooo:rsid="0002ab2e" officeooo:paragraph-rsid="0002ab2e"/>
    </style:style>
    <style:style style:name="P13" style:family="paragraph" style:parent-style-name="Standard" style:list-style-name="L1">
      <style:text-properties officeooo:rsid="00048ca6" officeooo:paragraph-rsid="00048ca6"/>
    </style:style>
    <style:style style:name="P14" style:family="paragraph" style:parent-style-name="Standard" style:list-style-name="L1">
      <style:paragraph-properties>
        <style:tab-stops>
          <style:tab-stop style:position="0.192cm"/>
        </style:tab-stops>
      </style:paragraph-properties>
      <style:text-properties officeooo:rsid="00048ca6" officeooo:paragraph-rsid="00048ca6"/>
    </style:style>
    <style:style style:name="P15" style:family="paragraph" style:parent-style-name="Standard" style:list-style-name="L1">
      <style:text-properties officeooo:rsid="0004ac11" officeooo:paragraph-rsid="0004ac11"/>
    </style:style>
    <style:style style:name="P16" style:family="paragraph" style:parent-style-name="Standard" style:list-style-name="L1">
      <style:text-properties officeooo:rsid="0005c54e" officeooo:paragraph-rsid="0005c54e"/>
    </style:style>
    <style:style style:name="P17" style:family="paragraph" style:parent-style-name="Standard" style:list-style-name="L1">
      <style:text-properties officeooo:rsid="00061f7c" officeooo:paragraph-rsid="00061f7c"/>
    </style:style>
    <style:style style:name="P18" style:family="paragraph" style:parent-style-name="Standard" style:list-style-name="L1">
      <style:text-properties officeooo:rsid="0007e5a3" officeooo:paragraph-rsid="0007e5a3"/>
    </style:style>
    <style:style style:name="P19" style:family="paragraph" style:parent-style-name="Standard">
      <style:text-properties style:text-underline-style="none" fo:font-weight="normal" officeooo:rsid="0015ec35" officeooo:paragraph-rsid="002b466c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fb21a" officeooo:paragraph-rsid="002b466c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fc355" officeooo:paragraph-rsid="002b466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10c45" officeooo:paragraph-rsid="002b466c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0dfa8" officeooo:paragraph-rsid="002b466c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0dfa8" officeooo:paragraph-rsid="002d902a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0dfa8" officeooo:paragraph-rsid="002f480e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491ad" officeooo:paragraph-rsid="002b466c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6676b" officeooo:paragraph-rsid="002b466c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93ef8" officeooo:paragraph-rsid="002b466c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13aee" officeooo:paragraph-rsid="002b466c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9ac11" officeooo:paragraph-rsid="002b466c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2541b" officeooo:paragraph-rsid="002b466c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13dc62" officeooo:paragraph-rsid="002b466c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af603" officeooo:paragraph-rsid="002b466c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779d2" officeooo:paragraph-rsid="0031cd2f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fb21a" officeooo:paragraph-rsid="001fb21a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2895ce" officeooo:paragraph-rsid="002895ce" style:font-weight-asian="bold" style:font-weight-complex="bold"/>
    </style:style>
    <style:style style:name="P37" style:family="paragraph" style:parent-style-name="Standard">
      <style:text-properties officeooo:rsid="001779d2" officeooo:paragraph-rsid="002b466c"/>
    </style:style>
    <style:style style:name="P38" style:family="paragraph" style:parent-style-name="Standard">
      <style:text-properties officeooo:rsid="000ab2b7" officeooo:paragraph-rsid="000d7cb9"/>
    </style:style>
    <style:style style:name="P39" style:family="paragraph" style:parent-style-name="Standard">
      <style:text-properties officeooo:rsid="000ab2b7" officeooo:paragraph-rsid="002b466c"/>
    </style:style>
    <style:style style:name="P40" style:family="paragraph" style:parent-style-name="Standard">
      <style:text-properties officeooo:rsid="0027c00a" officeooo:paragraph-rsid="000c9e99"/>
    </style:style>
    <style:style style:name="P41" style:family="paragraph" style:parent-style-name="Standard">
      <style:text-properties officeooo:rsid="00107859" officeooo:paragraph-rsid="00107859"/>
    </style:style>
    <style:style style:name="P42" style:family="paragraph" style:parent-style-name="Standard">
      <style:text-properties officeooo:rsid="00107859" officeooo:paragraph-rsid="002b466c"/>
    </style:style>
    <style:style style:name="P43" style:family="paragraph" style:parent-style-name="Standard">
      <style:text-properties officeooo:rsid="000c9e99" officeooo:paragraph-rsid="002b466c"/>
    </style:style>
    <style:style style:name="P44" style:family="paragraph" style:parent-style-name="Standard">
      <style:text-properties officeooo:rsid="000b7222" officeooo:paragraph-rsid="002aa326"/>
    </style:style>
    <style:style style:name="P45" style:family="paragraph" style:parent-style-name="Standard">
      <style:text-properties officeooo:rsid="000d7cb9" officeooo:paragraph-rsid="002b466c"/>
    </style:style>
    <style:style style:name="T1" style:family="text">
      <style:text-properties officeooo:rsid="0002ab2e"/>
    </style:style>
    <style:style style:name="T2" style:family="text">
      <style:text-properties officeooo:rsid="0004ac11"/>
    </style:style>
    <style:style style:name="T3" style:family="text">
      <style:text-properties officeooo:rsid="0004ecbf"/>
    </style:style>
    <style:style style:name="T4" style:family="text">
      <style:text-properties officeooo:rsid="0005149f"/>
    </style:style>
    <style:style style:name="T5" style:family="text">
      <style:text-properties officeooo:rsid="00061c9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91ad" style:font-weight-asian="bold" style:font-weight-complex="bold"/>
    </style:style>
    <style:style style:name="T8" style:family="text">
      <style:text-properties fo:font-weight="bold" officeooo:rsid="0025aef6" style:font-weight-asian="bold" style:font-weight-complex="bold"/>
    </style:style>
    <style:style style:name="T9" style:family="text">
      <style:text-properties fo:font-weight="bold" officeooo:rsid="0026676b" style:font-weight-asian="bold" style:font-weight-complex="bold"/>
    </style:style>
    <style:style style:name="T10" style:family="text">
      <style:text-properties fo:font-weight="bold" officeooo:rsid="002aa326" style:font-weight-asian="bold" style:font-weight-complex="bold"/>
    </style:style>
    <style:style style:name="T11" style:family="text">
      <style:text-properties fo:font-weight="bold" officeooo:rsid="002b466c" style:font-weight-asian="bold" style:font-weight-complex="bold"/>
    </style:style>
    <style:style style:name="T12" style:family="text">
      <style:text-properties fo:font-weight="bold" officeooo:rsid="002cfa69" style:font-weight-asian="bold" style:font-weight-complex="bold"/>
    </style:style>
    <style:style style:name="T13" style:family="text">
      <style:text-properties fo:font-weight="bold" officeooo:rsid="0033a4da" style:font-weight-asian="bold" style:font-weight-complex="bold"/>
    </style:style>
    <style:style style:name="T14" style:family="text">
      <style:text-properties fo:font-weight="bold" officeooo:rsid="00347714" style:font-weight-asian="bold" style:font-weight-complex="bold"/>
    </style:style>
    <style:style style:name="T15" style:family="text">
      <style:text-properties officeooo:rsid="0010dfa8"/>
    </style:style>
    <style:style style:name="T16" style:family="text">
      <style:text-properties officeooo:rsid="00156ad9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2895ce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347714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0dfa8" style:font-weight-asian="normal" style:font-weight-complex="normal"/>
    </style:style>
    <style:style style:name="T22" style:family="text">
      <style:text-properties officeooo:rsid="002491ad"/>
    </style:style>
    <style:style style:name="T23" style:family="text">
      <style:text-properties officeooo:rsid="002895ce"/>
    </style:style>
    <style:style style:name="T24" style:family="text">
      <style:text-properties officeooo:rsid="002b466c"/>
    </style:style>
    <style:style style:name="T25" style:family="text">
      <style:text-properties officeooo:rsid="0034771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7420704393282048" text:style-name="L1">
        <text:list-item>
          <text:p text:style-name="P11">Page d'<text:tab/>accueil</text:p>
          <text:list>
            <text:list-item>
              <text:p text:style-name="P11">lien vers « compte »</text:p>
            </text:list-item>
            <text:list-item>
              <text:p text:style-name="P11">lien vers « connexion »</text:p>
            </text:list-item>
            <text:list-item>
              <text:p text:style-name="P11"><text:span text:style-name="T1">bouton = </text:span>créer un débat</text:p>
            </text:list-item>
            <text:list-item>
              <text:p text:style-name="P11"><text:span text:style-name="T1">bouton = </text:span>voir les débats</text:p>
            </text:list-item>
          </text:list>
        </text:list-item>
      </text:list>
      <text:p text:style-name="P1"/>
      <text:list xml:id="list175843012310522" text:continue-numbering="true" text:style-name="L1">
        <text:list-item>
          <text:p text:style-name="P11">Page de connexion</text:p>
          <text:list>
            <text:list-item>
              <text:p text:style-name="P12">un champ = login</text:p>
            </text:list-item>
            <text:list-item>
              <text:p text:style-name="P12">un champ = mot de passe</text:p>
            </text:list-item>
            <text:list-item>
              <text:p text:style-name="P12">un bouton validation</text:p>
            </text:list-item>
          </text:list>
        </text:list-item>
      </text:list>
      <text:p text:style-name="P2"/>
      <text:list xml:id="list175842395931047" text:continue-numbering="true" text:style-name="L1">
        <text:list-item>
          <text:p text:style-name="P11">Page d'inscription</text:p>
          <text:list>
            <text:list-item>
              <text:p text:style-name="P13">Champ = nom</text:p>
            </text:list-item>
            <text:list-item>
              <text:p text:style-name="P13">Champ = Prénom</text:p>
            </text:list-item>
            <text:list-item>
              <text:p text:style-name="P13">Champ = mot de passe</text:p>
            </text:list-item>
            <text:list-item>
              <text:p text:style-name="P13">Champ = verification mot de passe</text:p>
            </text:list-item>
            <text:list-item>
              <text:p text:style-name="P13">Champ = email</text:p>
            </text:list-item>
            <text:list-item>
              <text:p text:style-name="P13">Bouton = submit</text:p>
            </text:list-item>
            <text:list-item>
              <text:p text:style-name="P14"><text:span text:style-name="T2">B</text:span>outon = annuler → retour</text:p>
            </text:list-item>
          </text:list>
        </text:list-item>
      </text:list>
      <text:p text:style-name="P3"/>
      <text:list xml:id="list175841897429584" text:continue-numbering="true" text:style-name="L1">
        <text:list-item>
          <text:p text:style-name="P11">Page des projets</text:p>
          <text:list>
            <text:list-item>
              <text:p text:style-name="P15">header </text:p>
              <text:list>
                <text:list-item>
                  <text:p text:style-name="P15">menu à icône</text:p>
                  <text:list>
                    <text:list-item>
                      <text:p text:style-name="P15">accueil →<text:span text:style-name="T3"> lien vers lui-même</text:span></text:p>
                    </text:list-item>
                    <text:list-item>
                      <text:p text:style-name="P15">documentation du débat →<text:span text:style-name="T3"> lien vers la page docuentation</text:span></text:p>
                    </text:list-item>
                    <text:list-item>
                      <text:p text:style-name="P15">participants →<text:span text:style-name="T3"> lien vers le listing des participant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75842980335838" text:continue-numbering="true" text:style-name="L1">
        <text:list-item>
          <text:list>
            <text:list-item>
              <text:list>
                <text:list-item>
                  <text:p text:style-name="P15">déconnexion →<text:span text:style-name="T4"> permet la déconnexion</text:span></text:p>
                </text:list-item>
              </text:list>
            </text:list-item>
          </text:list>
        </text:list-item>
      </text:list>
      <text:p text:style-name="P4"/>
      <text:list xml:id="list175842521506725" text:continue-numbering="true" text:style-name="L1">
        <text:list-item>
          <text:list>
            <text:list-item>
              <text:p text:style-name="P15">zone principale</text:p>
              <text:list>
                <text:list-item>
                  <text:p text:style-name="P16">titre</text:p>
                </text:list-item>
              </text:list>
            </text:list-item>
          </text:list>
        </text:list-item>
      </text:list>
      <text:p text:style-name="P5"/>
      <text:list xml:id="list175842082065344" text:continue-numbering="true" text:style-name="L1">
        <text:list-item>
          <text:list>
            <text:list-item>
              <text:list>
                <text:list-item>
                  <text:p text:style-name="P16">block →<text:span text:style-name="T5"> fonction php créant un block à chaque projet</text:span></text:p>
                  <text:list>
                    <text:list-item>
                      <text:p text:style-name="P16">titre du projet</text:p>
                    </text:list-item>
                    <text:list-item>
                      <text:p text:style-name="P16">description</text:p>
                    </text:list-item>
                    <text:list-item>
                      <text:p text:style-name="P16">ajouter un projet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75842372862881" text:continue-numbering="true" text:style-name="L1">
        <text:list-item>
          <text:p text:style-name="P11">Page création des projets</text:p>
          <text:list>
            <text:list-item>
              <text:p text:style-name="P17">champ text = Nom du projet</text:p>
            </text:list-item>
            <text:list-item>
              <text:p text:style-name="P17">champ text-area = description</text:p>
            </text:list-item>
            <text:list-item>
              <text:p text:style-name="P17">upload carte du projet</text:p>
            </text:list-item>
            <text:list-item>
              <text:p text:style-name="P17">Champ text = titre du scenario1 </text:p>
            </text:list-item>
            <text:list-item>
              <text:p text:style-name="P18">Champ curseur1</text:p>
            </text:list-item>
            <text:list-item>
              <text:p text:style-name="P17">Champ text area = description</text:p>
            </text:list-item>
            <text:list-item>
              <text:p text:style-name="P17">Champ text = titre du scenario2</text:p>
            </text:list-item>
            <text:list-item>
              <text:p text:style-name="P18">Champ curseur2</text:p>
            </text:list-item>
            <text:list-item>
              <text:p text:style-name="P17">Champ text area = description</text:p>
            </text:list-item>
            <text:list-item>
              <text:p text:style-name="P17">Champ text = titre du scenario3</text:p>
            </text:list-item>
            <text:list-item>
              <text:p text:style-name="P18">Champ curseur1</text:p>
            </text:list-item>
            <text:list-item>
              <text:p text:style-name="P17">Champ text area = description</text:p>
            </text:list-item>
          </text:list>
        </text:list-item>
      </text:list>
      <text:p text:style-name="P6"/>
      <text:list xml:id="list175842620361545" text:continue-numbering="true" text:style-name="L1">
        <text:list-item>
          <text:p text:style-name="P11">Page du projet</text:p>
        </text:list-item>
        <text:list-item>
          <text:p text:style-name="P11"><text:soft-page-break/>page d'une phase de projet</text:p>
        </text:list-item>
        <text:list-item>
          <text:p text:style-name="P11">page documentation de la phase de projet</text:p>
        </text:list-item>
        <text:list-item>
          <text:p text:style-name="P11">Page du document de la documentation de la ph<text:span text:style-name="T3">a</text:span>se du projet</text:p>
        </text:list-item>
        <text:list-item>
          <text:p text:style-name="P11">Page des adhérents</text:p>
        </text:list-item>
        <text:list-item>
          <text:p text:style-name="P11">Page modifier les adhésions</text:p>
        </text:list-item>
      </text:list>
      <text:p text:style-name="P7"/>
      <text:p text:style-name="P7">BDD <text:span text:style-name="T16">générale</text:span></text:p>
      <text:p text:style-name="P7"/>
      <text:p text:style-name="P8"><text:span text:style-name="T23">TABLE</text:span> <text:span text:style-name="T16">du hi_debat</text:span> : </text:p>
      <text:p text:style-name="P9"><text:span text:style-name="T15">I</text:span>dentifiant débat : <text:span text:style-name="T6">iddebat </text:span></text:p>
      <text:p text:style-name="P39">Projet débat : <text:span text:style-name="T6">titreproj</text:span><text:span text:style-name="T13">et</text:span></text:p>
      <text:p text:style-name="P39">Description générale :<text:span text:style-name="T6"> descgen</text:span></text:p>
      <text:p text:style-name="P39">Carte du projet : <text:span text:style-name="T14">i</text:span><text:span text:style-name="T6">mgmap</text:span></text:p>
      <text:p text:style-name="P40"/>
      <text:p text:style-name="P36">TABLE du <text:span text:style-name="T25">hi_</text:span>scenario</text:p>
      <text:p text:style-name="P37">identifiant scenario: <text:span text:style-name="T6">idscen</text:span></text:p>
      <text:p text:style-name="P42"><text:span text:style-name="T21">I</text:span><text:span text:style-name="T20">dentifiant débat :</text:span><text:span text:style-name="T6"> iddebat </text:span></text:p>
      <text:p text:style-name="P43">titre scenario : <text:span text:style-name="T6">titrescen</text:span></text:p>
      <text:p text:style-name="P44">position temps : <text:span text:style-name="T6">postemp</text:span><text:span text:style-name="T12">s</text:span></text:p>
      <text:p text:style-name="P45">description : <text:span text:style-name="T6">descscen</text:span></text:p>
      <text:p text:style-name="P38"/>
      <text:p text:style-name="P9"><text:span text:style-name="T18">TABLE</text:span><text:span text:style-name="T17"> </text:span><text:span text:style-name="T19">hi_</text:span><text:span text:style-name="T17">participant :</text:span></text:p>
      <text:p text:style-name="P23">identifiant utilisateur : <text:span text:style-name="T6">iduser</text:span></text:p>
      <text:p text:style-name="P28">Login : <text:span text:style-name="T6">login</text:span></text:p>
      <text:p text:style-name="P23">nom : <text:span text:style-name="T6">name</text:span></text:p>
      <text:p text:style-name="P23">prénom : <text:span text:style-name="T11">s</text:span><text:span text:style-name="T6">urname</text:span></text:p>
      <text:p text:style-name="P29">pseudo : <text:span text:style-name="T6">pseudo</text:span></text:p>
      <text:p text:style-name="P29">mot de passe :<text:span text:style-name="T6"> mdp</text:span></text:p>
      <text:p text:style-name="P29">email :<text:span text:style-name="T6"> email</text:span></text:p>
      <text:p text:style-name="P30">image participant : <text:span text:style-name="T6">imguser</text:span></text:p>
      <text:p text:style-name="P31">description : <text:span text:style-name="T6">desc</text:span></text:p>
      <text:p text:style-name="P32">récupérer IP <text:span text:style-name="T6">: ipuser</text:span></text:p>
      <text:p text:style-name="P10"/>
      <text:p text:style-name="P10"><text:span text:style-name="T18">TABLE</text:span><text:span text:style-name="T17"> </text:span><text:span text:style-name="T19">hi_</text:span><text:span text:style-name="T17">avis :</text:span><text:span text:style-name="T6"> </text:span></text:p>
      <text:p text:style-name="P19">identifiant avis : <text:span text:style-name="T6">idavis</text:span></text:p>
      <text:p text:style-name="P34">identifiant scenario:<text:span text:style-name="T6"> idscen</text:span></text:p>
      <text:p text:style-name="P25">identifiant utilisateur :<text:span text:style-name="T6"> iduser</text:span></text:p>
      <text:p text:style-name="P33">identifiant débat <text:span text:style-name="T6">: iddebat</text:span></text:p>
      <text:p text:style-name="P19">titre de l'avis :<text:span text:style-name="T6"> titreavis</text:span></text:p>
      <text:p text:style-name="P19">description :<text:span text:style-name="T6"> descavis</text:span></text:p>
      <text:p text:style-name="P19">position carte : <text:span text:style-name="T6">poscarte</text:span></text:p>
      <text:p text:style-name="P27">Illustration de l'avis : <text:span text:style-name="T6">imgavis</text:span></text:p>
      <text:p text:style-name="P35"/>
      <text:p text:style-name="P35"><text:span text:style-name="T23">TABLE</text:span> <text:span text:style-name="T25">hi_</text:span>documentation : </text:p>
      <text:p text:style-name="P20">identifiant doc :<text:span text:style-name="T6"> iddoc</text:span><text:span text:style-name="T7">u</text:span></text:p>
      <text:p text:style-name="P24"><text:span text:style-name="T22">identifiant utilisateur :</text:span><text:span text:style-name="T7"> iduser</text:span></text:p>
      <text:p text:style-name="P21">documentation :<text:span text:style-name="T6"> docu</text:span></text:p>
      <text:p text:style-name="P26">titre documentation :<text:span text:style-name="T6"> </text:span><text:span text:style-name="T11">h</text:span><text:span text:style-name="T6">titredocu</text:span></text:p>
      <text:p text:style-name="P26">description documentation :<text:span text:style-name="T6"> descdocu</text:span></text:p>
      <text:p text:style-name="P22">photos d'illustration doc <text:span text:style-name="T6">: </text:span><text:span text:style-name="T9">img</text:span><text:span text:style-name="T6">doc</text:span><text:span text:style-name="T7">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5:00:18.143164119</meta:creation-date>
    <dc:date>2015-06-01T17:58:41.573394828</dc:date>
    <meta:editing-duration>PT4H53M7S</meta:editing-duration>
    <meta:editing-cycles>59</meta:editing-cycles>
    <meta:generator>LibreOffice/4.2.8.2$Linux_x86 LibreOffice_project/420m0$Build-2</meta:generator>
    <meta:document-statistic meta:table-count="0" meta:image-count="0" meta:object-count="0" meta:page-count="2" meta:paragraph-count="88" meta:word-count="406" meta:character-count="2237" meta:non-whitespace-character-count="1961"/>
  </office:meta>
</office:document-meta>
</file>